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g sans" svg:font-family="'gg sans', 'Noto Sans', 'Helvetica Neue', Helvetica, Arial, sans-serif"/>
    <style:font-face style:name="inherit" svg:font-family="inherit"/>
  </office:font-face-decls>
  <office:automatic-styles>
    <style:style style:name="P1" style:family="paragraph" style:parent-style-name="Standard">
      <style:text-properties style:font-name="Liberation Serif" officeooo:rsid="001638f4" officeooo:paragraph-rsid="001638f4"/>
    </style:style>
    <style:style style:name="P2" style:family="paragraph" style:parent-style-name="Standard">
      <style:text-properties officeooo:rsid="001638f4" officeooo:paragraph-rsid="001638f4"/>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3">
      <style:text-properties style:font-name="Liberation Serif"/>
    </style:style>
    <style:style style:name="P7" style:family="paragraph" style:parent-style-name="Standard" style:list-style-name="L4">
      <style:text-properties style:font-name="Liberation Serif" officeooo:rsid="001638f4" officeooo:paragraph-rsid="001638f4"/>
    </style:style>
    <style:style style:name="P8" style:family="paragraph" style:parent-style-name="Standard" style:list-style-name="L5">
      <style:text-properties style:use-window-font-color="true" loext:opacity="0%" style:font-name="Liberation Serif" style:text-underline-style="none" officeooo:rsid="00177bdb" officeooo:paragraph-rsid="00177bdb"/>
    </style:style>
    <style:style style:name="P9" style:family="paragraph" style:parent-style-name="Standard" style:list-style-name="L4">
      <style:text-properties fo:font-variant="normal" fo:text-transform="none" style:use-window-font-color="true" loext:opacity="0%" style:font-name="Liberation Serif" fo:font-size="12pt" fo:letter-spacing="normal" fo:font-style="normal" fo:font-weight="normal" officeooo:rsid="001638f4" officeooo:paragraph-rsid="001638f4" loext:padding="0in" loext:border="none"/>
    </style:style>
    <style:style style:name="P10" style:family="paragraph" style:parent-style-name="Standard">
      <style:text-properties fo:font-variant="normal" fo:text-transform="none" style:use-window-font-color="true" loext:opacity="0%" style:font-name="Liberation Serif" fo:font-size="12pt" fo:letter-spacing="normal" fo:font-style="normal" style:text-underline-style="none" fo:font-weight="normal" officeooo:rsid="00177bdb" officeooo:paragraph-rsid="00177bdb" loext:padding="0in" loext:border="none"/>
    </style:style>
    <style:style style:name="P11" style:family="paragraph" style:parent-style-name="Standard" style:list-style-name="L5">
      <style:text-properties fo:font-variant="normal" fo:text-transform="none" style:use-window-font-color="true" loext:opacity="0%" style:font-name="Liberation Serif" fo:font-size="12pt" fo:letter-spacing="normal" fo:font-style="normal" style:text-underline-style="none" fo:font-weight="normal" officeooo:rsid="00177bdb" officeooo:paragraph-rsid="00177bdb" loext:padding="0in" loext:border="none"/>
    </style:style>
    <style:style style:name="P12" style:family="paragraph" style:parent-style-name="Standard">
      <style:text-properties fo:font-variant="normal" fo:text-transform="none" style:use-window-font-color="true" loext:opacity="0%" style:font-name="Liberation Serif" fo:font-size="12pt" fo:letter-spacing="normal" fo:font-style="normal" style:text-underline-style="none" fo:font-weight="normal" officeooo:rsid="00195835" officeooo:paragraph-rsid="00195835" loext:padding="0in" loext:border="none"/>
    </style:style>
    <style:style style:name="P13" style:family="paragraph" style:parent-style-name="Standard" style:list-style-name="L6">
      <style:text-properties fo:font-variant="normal" fo:text-transform="none" style:use-window-font-color="true" loext:opacity="0%" style:font-name="Liberation Serif" fo:font-size="12pt" fo:letter-spacing="normal" fo:font-style="normal" style:text-underline-style="none" fo:font-weight="normal" officeooo:rsid="00195835" officeooo:paragraph-rsid="00195835" loext:padding="0in" loext:border="none"/>
    </style:style>
    <style:style style:name="P14" style:family="paragraph" style:parent-style-name="Standard">
      <style:text-properties fo:font-variant="normal" fo:text-transform="none" style:use-window-font-color="true" loext:opacity="0%" style:font-name="Liberation Serif" fo:font-size="12pt" fo:letter-spacing="normal" fo:font-style="normal" style:text-underline-style="none" fo:font-weight="normal" officeooo:rsid="001b0de4" officeooo:paragraph-rsid="001b0de4" loext:padding="0in" loext:border="none"/>
    </style:style>
    <style:style style:name="P15" style:family="paragraph" style:parent-style-name="Standard" style:list-style-name="L7">
      <style:text-properties fo:font-variant="normal" fo:text-transform="none" style:use-window-font-color="true" loext:opacity="0%" style:font-name="Liberation Serif" fo:font-size="12pt" fo:letter-spacing="normal" fo:font-style="normal" style:text-underline-style="none" fo:font-weight="normal" officeooo:rsid="001b0de4" officeooo:paragraph-rsid="001b0de4" loext:padding="0in" loext:border="none"/>
    </style:style>
    <style:style style:name="P16" style:family="paragraph" style:parent-style-name="Standard">
      <style:text-properties fo:font-variant="normal" fo:text-transform="none" style:use-window-font-color="true" loext:opacity="0%" style:font-name="Liberation Serif" fo:font-size="12pt" fo:letter-spacing="normal" fo:font-style="normal" style:text-underline-style="none" fo:font-weight="normal" officeooo:rsid="001b13db" officeooo:paragraph-rsid="001b13db" loext:padding="0in" loext:border="none"/>
    </style:style>
    <style:style style:name="P17" style:family="paragraph" style:parent-style-name="Standard" style:list-style-name="L8">
      <style:text-properties fo:font-variant="normal" fo:text-transform="none" style:use-window-font-color="true" loext:opacity="0%" style:font-name="Liberation Serif" fo:font-size="12pt" fo:letter-spacing="normal" fo:font-style="normal" style:text-underline-style="none" fo:font-weight="normal" officeooo:rsid="001b13db" officeooo:paragraph-rsid="001b13db" loext:padding="0in" loext:border="none"/>
    </style:style>
    <style:style style:name="P18" style:family="paragraph" style:parent-style-name="Standard" style:list-style-name="L9"/>
    <style:style style:name="P19" style:family="paragraph" style:parent-style-name="Standard" style:list-style-name="L10">
      <style:text-properties officeooo:rsid="001c26e4" officeooo:paragraph-rsid="001c26e4"/>
    </style:style>
    <style:style style:name="T1" style:family="text">
      <style:text-properties officeooo:rsid="00162e8d"/>
    </style:style>
    <style:style style:name="T2" style:family="text">
      <style:text-properties fo:font-variant="normal" fo:text-transform="none" style:font-name="inherit" fo:font-size="12pt" fo:letter-spacing="normal" fo:font-style="normal" style:text-underline-style="solid" style:text-underline-width="auto" style:text-underline-color="font-color" fo:font-weight="normal" loext:padding="0in" loext:border="none"/>
    </style:style>
    <style:style style:name="T3" style:family="text">
      <style:text-properties fo:font-variant="normal" fo:text-transform="none" fo:color="#dbdee1" loext:opacity="100%" fo:letter-spacing="normal"/>
    </style:style>
    <style:style style:name="T4" style:family="text">
      <style:text-properties fo:font-variant="normal" fo:text-transform="none" fo:font-size="12pt" fo:font-style="normal" fo:font-weight="normal" loext:padding="0in" loext:border="none"/>
    </style:style>
    <style:style style:name="T5" style:family="text">
      <style:text-properties fo:font-variant="normal" fo:text-transform="none" fo:font-size="12pt" fo:letter-spacing="normal" fo:font-style="normal" fo:font-weight="normal" loext:padding="0in" loext:border="none"/>
    </style:style>
    <style:style style:name="T6" style:family="text">
      <style:text-properties fo:font-variant="normal" fo:text-transform="none" fo:letter-spacing="normal" loext:padding="0in" loext:border="none"/>
    </style:style>
    <style:style style:name="T7" style:family="text">
      <style:text-properties fo:font-variant="normal" fo:text-transform="none" style:use-window-font-color="true" loext:opacity="0%" fo:font-size="12pt" fo:letter-spacing="normal" fo:font-style="normal" fo:font-weight="normal" loext:padding="0in" loext:border="none"/>
    </style:style>
    <style:style style:name="T8" style:family="text">
      <style:text-properties fo:font-variant="normal" fo:text-transform="none" style:use-window-font-color="true" loext:opacity="0%" fo:font-size="12pt" fo:letter-spacing="normal" fo:font-style="normal" style:text-underline-style="none" fo:font-weight="normal" loext:padding="0in" loext:border="none"/>
    </style:style>
    <style:style style:name="T9" style:family="text">
      <style:text-properties style:use-window-font-color="true" loext:opacity="0%" style:font-name="Liberation Serif"/>
    </style:style>
    <style:style style:name="T10" style:family="text">
      <style:text-properties officeooo:rsid="001c26e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at is an algorithm?</text:p>
      <text:list xml:id="list347517294" text:style-name="L1">
        <text:list-item>
          <text:p text:style-name="P3">A set of instructions to solve a problem.</text:p>
        </text:list-item>
        <text:list-item>
          <text:p text:style-name="P3"><text:span text:style-name="T4">a step-by-step procedure or set of rules to be followed in calculations or other problem-solving operations. Algorithms are used in programming to perform specific tasks, such as sorting data, searching for information, or solving mathematical problems</text:span><text:span text:style-name="T3"> </text:span></text:p>
        </text:list-item>
      </text:list>
      <text:p text:style-name="Standard"/>
      <text:p text:style-name="Standard">What are some of the ‘gotchas’ for writing efficient CSS? <text:span text:style-name="T1">(csstrigger.com)</text:span></text:p>
      <text:list xml:id="list3204797385" text:style-name="L2">
        <text:list-item>
          <text:p text:style-name="P4">Don’t repeat code where you can</text:p>
        </text:list-item>
        <text:list-item>
          <text:p text:style-name="P4">Use efficient css selectors </text:p>
        </text:list-item>
        <text:list-item>
          <text:p text:style-name="P4">Avoid universal key selector </text:p>
        </text:list-item>
        <text:list-item>
          <text:p text:style-name="P4">Allow elements to inherit from ancestors or use class to apply to multiple elements </text:p>
        </text:list-item>
        <text:list-item>
          <text:p text:style-name="P4">Make rule as specific as possible </text:p>
        </text:list-item>
        <text:list-item>
          <text:p text:style-name="P4">Prefer id and class selectors or tag selectors </text:p>
        </text:list-item>
        <text:list-item>
          <text:p text:style-name="P4">Remove redundant qualifiers</text:p>
        </text:list-item>
        <text:list-item>
          <text:p text:style-name="P4"><text:span text:style-name="T1">Do</text:span>n’t <text:span text:style-name="T1">use</text:span> !important often</text:p>
        </text:list-item>
        <text:list-item>
          <text:p text:style-name="P4">Not Organizing Your CSS Logically</text:p>
        </text:list-item>
        <text:list-item>
          <text:p text:style-name="P4">Redundant Selectors</text:p>
        </text:list-item>
        <text:list-item>
          <text:p text:style-name="P4">Neglecting to Use Shorthand Properties</text:p>
        </text:list-item>
        <text:list-item>
          <text:p text:style-name="P4">Overuse of the “!important” Declaration</text:p>
        </text:list-item>
        <text:list-item>
          <text:p text:style-name="P4">Inline CSS</text:p>
        </text:list-item>
        <text:list-item>
          <text:p text:style-name="P4">Neglecting to Utilize Fallback Fonts</text:p>
        </text:list-item>
        <text:list-item>
          <text:p text:style-name="P4">Overuse of IDs Instead of Classes</text:p>
        </text:list-item>
        <text:list-item>
          <text:p text:style-name="P4">Color Names</text:p>
        </text:list-item>
      </text:list>
      <text:p text:style-name="P2">What is the extent of your experience with Promises and/or their polyfills?</text:p>
      <text:list xml:id="list1936593772" text:style-name="L3">
        <text:list-item>
          <text:p text:style-name="P5">A polyfill is a piece of code (usually JavaScript on the Web) used to provide modern <text:span text:style-name="T9">functionality on older browsers that do not natively support it.</text:span></text:p>
        </text:list-item>
        <text:list-item>
          <text:p text:style-name="P6"><text:span text:style-name="T5">Polyfills are code that implement features on web browsers that do not support those features. For Promises, a polyfill is a piece of code that provides the Promise functionality in environments that do not natively support it, such as older browsers. This ensures that your JavaScript code can use Promises without worrying about compatibility issues.</text:span><text:span text:style-name="T6"> </text:span><text:span text:style-name="T5">One popular Promise polyfill is the es6-promise library.</text:span></text:p>
        </text:list-item>
      </text:list>
      <text:p text:style-name="P1"><text:span text:style-name="T5">What</text:span><text:span text:style-name="T7"> is an EventEmitter in Node.js?</text:span></text:p>
      <text:list xml:id="list3772014598" text:style-name="L4">
        <text:list-item>
          <text:p text:style-name="P9">The EventEmitter is a class is widely used in Node.js for handling asynchronous operations, such as file I/O, network requests, and other operations that are not immediately completed. It allows you to write non-blocking code by registering callbacks that are executed when certain events occur, rather than waiting for operations to complete.</text:p>
        </text:list-item>
        <text:list-item>
          <text:p text:style-name="P7"><text:a xlink:type="simple" xlink:href="https://nodejs.org/en/learn/asynchronous-work/the-nodejs-event-emitter" text:style-name="Internet_20_link" text:visited-style-name="Visited_20_Internet_20_Link"><text:span text:style-name="T8">https://nodejs.org/en/learn/asynchronous-work/the-nodejs-event-emitter</text:span></text:a></text:p>
        </text:list-item>
      </text:list>
      <text:p text:style-name="P10">What is a Bloom Filter?</text:p>
      <text:list xml:id="list415330376" text:style-name="L5">
        <text:list-item>
          <text:p text:style-name="P8"><text:a xlink:type="simple" xlink:href="https://www.youtube.com/watch?v=kfFacplFY4Y&amp;pp=ygUMYmxvb20gZmlsdGVy" text:style-name="Internet_20_link" text:visited-style-name="Visited_20_Internet_20_Link"><text:span text:style-name="T5">https://www.youtube.com/watch?v=kfFacplFY4Y&amp;pp=ygUMYmxvb20gZmlsdGVy</text:span></text:a></text:p>
        </text:list-item>
        <text:list-item>
          <text:p text:style-name="P11">Way for us to track items in a database without having to track everything</text:p>
        </text:list-item>
        <text:list-item>
          <text:p text:style-name="P11">A Bloom Filter is a data structure designed to tell you, quickly and memory-efficiently, whether an element is present in a set. It's like a digital version of a "yes" or "no" filter.</text:p>
        </text:list-item>
      </text:list>
      <text:p text:style-name="P12">What is the CSS display property and can you give a few examples of its use?</text:p>
      <text:list xml:id="list848152379" text:style-name="L6">
        <text:list-item>
          <text:p text:style-name="P13">Tells the browser how we are going to display something or if we are going to display something at all (ie. display:none)</text:p>
        </text:list-item>
      </text:list>
      <text:p text:style-name="P14">Describe Block Formatting Context (BFC) and how it works?</text:p>
      <text:list xml:id="list3799646327" text:style-name="L7">
        <text:list-item>
          <text:p text:style-name="P15">It is a part of a visual CSS rendering of a web page. It's the region in which the layout of block boxes occurs and in which floats interact with other elements.</text:p>
        </text:list-item>
        <text:list-item>
          <text:p text:style-name="P15"><text:a xlink:type="simple" xlink:href="https://developer.mozilla.org/en-US/docs/Web/CSS/CSS_display/Block_formatting_context" text:style-name="Internet_20_link" text:visited-style-name="Visited_20_Internet_20_Link">https://developer.mozilla.org/en-US/docs/Web/CSS/CSS_display/Block_formatting_context</text:a> </text:p>
        </text:list-item>
      </text:list>
      <text:p text:style-name="P16"><text:soft-page-break/>Explain event delegation</text:p>
      <text:list xml:id="list1845562882" text:style-name="L8">
        <text:list-item>
          <text:p text:style-name="P17">It is an event-handling pattern that allows you to handle events at a higher level in the DOM tree other than the level where the event was first received.</text:p>
        </text:list-item>
        <text:list-item>
          <text:p text:style-name="P17"><text:a xlink:type="simple" xlink:href="https://www.freecodecamp.org/news/event-delegation-javascript/" text:style-name="Internet_20_link" text:visited-style-name="Visited_20_Internet_20_Link">https://www.freecodecamp.org/news/event-delegation-javascript/</text:a> </text:p>
        </text:list-item>
      </text:list>
      <text:p text:style-name="P16"/>
      <text:p text:style-name="Standard">Why would you use a srcset attribute in an image tag? Explain the process the browser uses when evaluating the content of this attribute.</text:p>
      <text:list xml:id="list3930781811" text:style-name="L9">
        <text:list-item>
          <text:p text:style-name="P18">The main use case of the src set is to be able to provide different sources <text:span text:style-name="T10">of images </text:span>for different screen sizes </text:p>
        </text:list-item>
        <text:list-item>
          <text:p text:style-name="P18">A way to tell the bowser to pick the right </text:p>
        </text:list-item>
        <text:list-item>
          <text:p text:style-name="P18"><text:a xlink:type="simple" xlink:href="https://developer.mozilla.org/en-US/docs/Learn/HTML/Multimedia_and_embedding/Responsive_images" text:style-name="Internet_20_link" text:visited-style-name="Visited_20_Internet_20_Link">https://developer.mozilla.org/en-US/docs/Learn/HTML/Multimedia_and_embedding/Responsive_images</text:a></text:p>
        </text:list-item>
      </text:list>
      <text:p text:style-name="Standard">What does *{box-sizing: border-box;} do? What are its advantages?</text:p>
      <text:list xml:id="list2733636820" text:style-name="L10">
        <text:list-item>
          <text:p text:style-name="P19">It will set the box-sizing to border-box for every element on the page. Its advantage is that content sizes will take into account padding and border size. <text: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gg sans" svg:font-family="'gg sans', 'Noto Sans', 'Helvetica Neue', Helvetica, Arial,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7T12:36:19.665353033</meta:creation-date>
    <dc:date>2024-05-10T12:29:12.803825015</dc:date>
    <meta:editing-duration>PT44M40S</meta:editing-duration>
    <meta:editing-cycles>6</meta:editing-cycles>
    <meta:generator>LibreOffice/7.3.7.2$Linux_X86_64 LibreOffice_project/30$Build-2</meta:generator>
    <meta:document-statistic meta:table-count="0" meta:image-count="0" meta:object-count="0" meta:page-count="2" meta:paragraph-count="44" meta:word-count="593" meta:character-count="3728" meta:non-whitespace-character-count="3201"/>
  </office:meta>
</office:document-meta>
</file>